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4.01pt"/>
    </style:style>
    <style:style style:name="co3" style:family="table-column">
      <style:table-column-properties fo:break-before="auto" style:column-width="96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</text:p>
          </table:table-cell>
          <table:table-cell table:number-columns-repeated="2"/>
          <table:table-cell office:value-type="string" calcext:value-type="string">
            <text:p>Analo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0_PWM_PI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LL_SEN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 kasutata enam</text:p>
          </table:table-cell>
        </table:table-row>
        <table:table-row table:style-name="ro1">
          <table:table-cell/>
          <table:table-cell office:value-type="string" calcext:value-type="string">
            <text:p>M0_EN_P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uu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0_DIR_P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heline</text:p>
          </table:table-cell>
          <table:table-cell office:value-type="string" calcext:value-type="string">
            <text:p>GOAL_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istlatt)</text:p>
          </table:table-cell>
        </table:table-row>
        <table:table-row table:style-name="ro1">
          <table:table-cell/>
          <table:table-cell office:value-type="string" calcext:value-type="string">
            <text:p>M0_MONITOR_P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ollane</text:p>
          </table:table-cell>
          <table:table-cell office:value-type="string" calcext:value-type="string">
            <text:p>LINE_SENSOR_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INE_SENSOR_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1_PWM_PI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1_EN_P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uu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1_DIR_P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he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1_MONITOR_P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llan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2_PWM_PIN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2_EN_P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uu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_DIR_P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he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2_MONITOR_P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ollan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LENOID_P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 kasutata ena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EACON_IR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 kasutata en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ACON_IR_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 kasutata ena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ART_BUTT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unast traati ei kasutata (47nda peale lülitatakse massi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EACON_B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 jagatud 49-g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ACON_B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 jagatud 48-g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ED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 jagat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 jagat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 jagat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 jagatu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RF RX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F TX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ERIAL ROHELINE R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IAL VALGE T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THROWER_PWM_PIN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2:31:13.622966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4M49S</meta:editing-duration>
    <meta:editing-cycles>9</meta:editing-cycles>
    <meta:generator>LibreOffice/5.1.6.2$Linux_X86_64 LibreOffice_project/10m0$Build-2</meta:generator>
    <dc:date>2018-11-28T12:31:46.893270395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